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1cm" svg:height="0.601cm" svg:x="10.118cm" svg:y="7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cm" svg:x="10.119cm" svg:y="8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0.118cm" svg:y="8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cm" svg:x="10.119cm" svg:y="9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0.118cm" svg:y="10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0.961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01cm" svg:x="10.962cm" svg:y="8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0.961cm" svg:y="8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01cm" svg:x="10.962cm" svg:y="9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0.961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01cm" svg:x="11.805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1.805cm" svg:y="8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01cm" svg:x="11.805cm" svg:y="8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1.805cm" svg:y="9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01cm" svg:x="11.805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01cm" svg:x="12.648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2.648cm" svg:y="8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01cm" svg:x="12.648cm" svg:y="8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cm" svg:x="12.648cm" svg:y="9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01cm" svg:x="12.648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01cm" svg:x="13.491cm" svg:y="7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cm" svg:x="13.492cm" svg:y="8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01cm" svg:x="13.491cm" svg:y="8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cm" svg:height="0.6cm" svg:x="13.492cm" svg:y="9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1cm" svg:height="0.601cm" svg:x="13.491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0.631cm" svg:height="0.6cm" svg:x="2.211cm" svg:y="12.1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2.212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2.211cm" svg:y="13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2.212cm" svg:y="14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2.211cm" svg:y="15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3.054cm" svg:y="12.1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3.055cm" svg:y="1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3.054cm" svg:y="13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3.055cm" svg:y="1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3.054cm" svg:y="15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3.897cm" svg:y="12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3.898cm" svg:y="12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3.897cm" svg:y="13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3.898cm" svg:y="1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3.897cm" svg:y="15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4.741cm" svg:y="12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4.741cm" svg:y="12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4.741cm" svg:y="13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4.741cm" svg:y="1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4.741cm" svg:y="15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5.584cm" svg:y="12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5.585cm" svg:y="12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5.584cm" svg:y="13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5.585cm" svg:y="1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5.584cm" svg:y="15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6.428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6.427cm" svg:y="13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6.428cm" svg:y="14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6.427cm" svg:y="15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7.271cm" svg:y="1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7.27cm" svg:y="13.6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7.271cm" svg:y="1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7.27cm" svg:y="15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8.114cm" svg:y="12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8.114cm" svg:y="13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8.114cm" svg:y="1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8.114cm" svg:y="15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8.957cm" svg:y="12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8.957cm" svg:y="13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8.957cm" svg:y="1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3cm" svg:height="0.6cm" svg:x="8.957cm" svg:y="15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9.801cm" svg:y="12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9.8cm" svg:y="13.6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9.801cm" svg:y="14.4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31cm" svg:height="0.6cm" svg:x="9.8cm" svg:y="15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6.428cm" svg:y="12.1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7.271cm" svg:y="12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8.114cm" svg:y="12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8.957cm" svg:y="12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9.801cm" svg:y="12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4.776cm" svg:y="12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4.777cm" svg:y="12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4.776cm" svg:y="13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4.777cm" svg:y="14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4.776cm" svg:y="15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5.62cm" svg:y="12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15.62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5.62cm" svg:y="13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15.62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5.62cm" svg:y="15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6.463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6.463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6.463cm" svg:y="13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6.463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6.463cm" svg:y="15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7.306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01cm" svg:x="17.307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7.306cm" svg:y="13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17.307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7.306cm" svg:y="15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8.149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18.15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8.149cm" svg:y="13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01cm" svg:x="18.15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8.149cm" svg:y="15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3.933cm" svg:y="12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3.934cm" svg:y="12.8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3.933cm" svg:y="13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3.934cm" svg:y="14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3.933cm" svg:y="15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0.56cm" svg:y="12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0.561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0.56cm" svg:y="13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0.561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0.56cm" svg:y="15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1.403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11.404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cm" svg:x="11.403cm" svg:y="13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1.404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11.403cm" svg:y="15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2.247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2.247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2.247cm" svg:y="13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2.247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2.247cm" svg:y="15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3.09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1cm" svg:height="0.601cm" svg:x="13.09cm" svg:y="12.8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3.09cm" svg:y="13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13.09cm" svg:y="14.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3cm" svg:height="0.6cm" svg:x="13.09cm" svg:y="15.2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0.63cm" svg:height="0.6cm" svg:x="3.055cm" svg:y="18.3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3.054cm" svg:y="19.1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3.055cm" svg:y="1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3.897cm" svg:y="1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3.897cm" svg:y="20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4.741cm" svg:y="1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4.741cm" svg:y="20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7.271cm" svg:y="18.3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7.27cm" svg:y="19.1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7.271cm" svg:y="1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8.114cm" svg:y="20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8.957cm" svg:y="18.3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8.957cm" svg:y="19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8.957cm" svg:y="1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7.271cm" svg:y="1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8.957cm" svg:y="17.5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5.62cm" svg:y="1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15.62cm" svg:y="18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5.62cm" svg:y="19.1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cm" svg:x="15.62cm" svg:y="19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5.62cm" svg:y="20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6.463cm" svg:y="17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6.463cm" svg:y="19.1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01cm" svg:x="17.307cm" svg:y="18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11.404cm" svg:y="18.3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11.403cm" svg:y="20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2.247cm" svg:y="17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2.247cm" svg:y="19.1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01cm" svg:x="12.247cm" svg:y="20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cm" svg:height="0.6cm" svg:x="13.09cm" svg:y="17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631cm" svg:height="0.601cm" svg:x="13.09cm" svg:y="19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1T00:12:01</meta:creation-date>
    <dc:date>2009-11-04T20:08:10</dc:date>
    <meta:editing-duration>PT00H21M14S</meta:editing-duration>
    <meta:editing-cycles>3</meta:editing-cycles>
    <meta:generator>OpenOffice.org/3.0$Unix OpenOffice.org_project/300m15$Build-9379</meta:generator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